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85cm" fo:min-width="2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32cm" fo:min-width="0.956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 draw:auto-grow-height="false" fo:min-height="1.31cm" fo:min-width="1.067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.851cm" fo:min-width="1.172cm"/>
    </style:style>
    <style:style style:name="gr10" style:family="graphic" style:parent-style-name="standard">
      <style:graphic-properties draw:textarea-horizontal-align="justify" draw:textarea-vertical-align="middle" draw:auto-grow-height="false" fo:min-height="0.368cm" fo:min-width="0.7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/>
      <style:paragraph-properties fo:text-align="end"/>
    </style:style>
    <style:style style:name="P7" style:family="paragraph">
      <loext:graphic-properties draw:fill="none" draw:fill-color="#ffffff"/>
      <style:paragraph-properties style:writing-mode="lr-tb"/>
      <style:text-properties style:text-overline-style="solid" style:text-overline-width="auto" style:text-overline-color="font-colo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g>
            <draw:custom-shape draw:style-name="gr1" draw:text-style-name="P1" draw:layer="layout" svg:width="3.2cm" svg:height="6.1cm" svg:x="3.707cm" svg:y="3.1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8cm" svg:height="1.2cm" svg:x="3.507cm" svg:y="3.96cm">
              <draw:text-box>
                <text:p><text:span text:style-name="T1">D</text:span></text:p>
              </draw:text-box>
            </draw:frame>
            <draw:frame draw:style-name="gr3" draw:text-style-name="P4" draw:layer="layout" svg:width="1cm" svg:height="1.352cm" svg:x="3.407cm" svg:y="7.498cm">
              <draw:text-box>
                <text:p text:style-name="P3"><text:span text:style-name="T2">&gt;</text:span></text:p>
              </draw:text-box>
            </draw:frame>
            <draw:frame draw:style-name="gr2" draw:text-style-name="P2" draw:layer="layout" svg:width="0.9cm" svg:height="1.2cm" svg:x="6.007cm" svg:y="3.96cm">
              <draw:text-box>
                <text:p><text:span text:style-name="T1">Q</text:span></text:p>
              </draw:text-box>
            </draw:frame>
            <draw:frame draw:style-name="gr2" draw:text-style-name="P2" draw:layer="layout" svg:width="0.9cm" svg:height="1.2cm" svg:x="4.807cm" svg:y="3.16cm">
              <draw:text-box>
                <text:p><text:span text:style-name="T1">S</text:span></text:p>
              </draw:text-box>
            </draw:frame>
            <draw:frame draw:style-name="gr2" draw:text-style-name="P2" draw:layer="layout" svg:width="0.9cm" svg:height="1.2cm" svg:x="4.807cm" svg:y="8.06cm">
              <draw:text-box>
                <text:p><text:span text:style-name="T1">R</text:span></text:p>
              </draw:text-box>
            </draw:frame>
            <draw:line draw:style-name="gr4" draw:text-style-name="P5" draw:layer="layout" svg:x1="3.007cm" svg:y1="4.46cm" svg:x2="3.707cm" svg:y2="4.46cm">
              <text:p/>
            </draw:line>
            <draw:line draw:style-name="gr4" draw:text-style-name="P5" draw:layer="layout" svg:x1="3.007cm" svg:y1="8.16cm" svg:x2="3.707cm" svg:y2="8.16cm">
              <text:p/>
            </draw:line>
            <draw:line draw:style-name="gr4" draw:text-style-name="P6" draw:layer="layout" svg:x1="5.307cm" svg:y1="2.16cm" svg:x2="5.307cm" svg:y2="3.16cm">
              <text:p/>
            </draw:line>
            <draw:line draw:style-name="gr4" draw:text-style-name="P6" draw:layer="layout" svg:x1="5.307cm" svg:y1="9.26cm" svg:x2="5.307cm" svg:y2="10.26cm">
              <text:p/>
            </draw:line>
            <draw:line draw:style-name="gr4" draw:text-style-name="P5" draw:layer="layout" svg:x1="6.907cm" svg:y1="4.46cm" svg:x2="7.607cm" svg:y2="4.46cm">
              <text:p/>
            </draw:line>
            <draw:line draw:style-name="gr4" draw:text-style-name="P5" draw:layer="layout" svg:x1="6.907cm" svg:y1="8.16cm" svg:x2="7.607cm" svg:y2="8.16cm">
              <text:p/>
            </draw:line>
            <draw:frame draw:style-name="gr2" draw:text-style-name="P7" draw:layer="layout" svg:width="0.9cm" svg:height="1.2cm" svg:x="6.007cm" svg:y="7.56cm">
              <draw:text-box>
                <text:p><text:span text:style-name="T3">Q</text:span></text:p>
              </draw:text-box>
            </draw:frame>
          </draw:g>
          <draw:custom-shape draw:style-name="gr5" draw:text-style-name="P1" draw:layer="layout" svg:width="0.201cm" svg:height="0.201cm" svg:x="2.807cm" svg:y="4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2.807cm" svg:y="4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2.807cm" svg:y="8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7.507cm" svg:y="4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7.507cm" svg:y="8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5.207cm" svg:y="10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5.207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1.7cm" svg:height="2.2cm" svg:x="4.607cm" svg:y="11.76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4" draw:text-style-name="P5" draw:layer="layout" svg:x1="3.607cm" svg:y1="12.16cm" svg:x2="4.607cm" svg:y2="12.16cm">
              <text:p/>
            </draw:line>
            <draw:line draw:style-name="gr4" draw:text-style-name="P5" draw:layer="layout" svg:x1="3.607cm" svg:y1="13.56cm" svg:x2="4.607cm" svg:y2="13.56cm">
              <text:p/>
            </draw:line>
          </draw:g>
          <draw:custom-shape draw:style-name="gr6" draw:text-style-name="P1" draw:layer="layout" svg:width="1.7cm" svg:height="2.2cm" svg:x="4.608cm" svg:y="11.761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4" draw:text-style-name="P5" draw:layer="layout" svg:x1="3.608cm" svg:y1="13.561cm" svg:x2="4.608cm" svg:y2="13.561cm">
            <text:p/>
          </draw:line>
          <draw:g>
            <draw:line draw:style-name="gr4" draw:text-style-name="P5" draw:layer="layout" svg:x1="3.608cm" svg:y1="12.161cm" svg:x2="4.608cm" svg:y2="12.161cm">
              <text:p/>
            </draw:line>
            <draw:custom-shape draw:style-name="gr5" draw:text-style-name="P1" draw:layer="layout" svg:width="0.201cm" svg:height="0.201cm" svg:x="3.407cm" svg:y="12.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1" draw:layer="layout" svg:width="0.201cm" svg:height="0.201cm" svg:x="3.407cm" svg:y="13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" draw:text-style-name="P5" draw:layer="layout" svg:x1="6.308cm" svg:y1="12.861cm" svg:x2="6.907cm" svg:y2="12.86cm">
              <text:p/>
            </draw:line>
            <draw:custom-shape draw:style-name="gr5" draw:text-style-name="P1" draw:layer="layout" svg:width="0.201cm" svg:height="0.201cm" svg:x="6.907cm" svg:y="12.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6" draw:text-style-name="P1" draw:layer="layout" svg:width="1.7cm" svg:height="2.2cm" svg:x="4.608cm" svg:y="14.761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4" draw:text-style-name="P5" draw:layer="layout" svg:x1="3.608cm" svg:y1="15.161cm" svg:x2="4.608cm" svg:y2="15.161cm">
              <text:p/>
            </draw:line>
            <draw:line draw:style-name="gr4" draw:text-style-name="P5" draw:layer="layout" svg:x1="3.608cm" svg:y1="16.561cm" svg:x2="4.608cm" svg:y2="16.561cm">
              <text:p/>
            </draw:line>
          </draw:g>
          <draw:ellipse draw:style-name="gr7" draw:text-style-name="P1" draw:layer="layout" svg:width="0.3cm" svg:height="0.4cm" svg:x="6.307cm" svg:y="15.66cm" draw:kind="arc" draw:start-angle="10.82" draw:end-angle="4.38">
            <text:p/>
          </draw:ellipse>
          <draw:line draw:style-name="gr4" draw:text-style-name="P5" draw:layer="layout" svg:x1="6.609cm" svg:y1="15.862cm" svg:x2="7.208cm" svg:y2="15.861cm">
            <text:p/>
          </draw:line>
          <draw:custom-shape draw:style-name="gr5" draw:text-style-name="P1" draw:layer="layout" svg:width="0.201cm" svg:height="0.201cm" svg:x="3.407cm" svg:y="15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3.407cm" svg:y="16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7.107cm" svg:y="15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1" draw:layer="layout" svg:width="2cm" svg:height="2.3cm" svg:x="9.107cm" svg:y="11.66cm">
              <text:p/>
    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line draw:style-name="gr4" draw:text-style-name="P5" draw:layer="layout" svg:x1="8.909cm" svg:y1="12.362cm" svg:x2="9.508cm" svg:y2="12.361cm">
              <text:p/>
            </draw:line>
            <draw:line draw:style-name="gr4" draw:text-style-name="P5" draw:layer="layout" svg:x1="8.909cm" svg:y1="13.262cm" svg:x2="9.508cm" svg:y2="13.261cm">
              <text:p/>
            </draw:line>
            <draw:line draw:style-name="gr4" draw:text-style-name="P5" draw:layer="layout" svg:x1="11.109cm" svg:y1="12.862cm" svg:x2="11.708cm" svg:y2="12.861cm">
              <text:p/>
            </draw:line>
          </draw:g>
          <draw:custom-shape draw:style-name="gr5" draw:text-style-name="P1" draw:layer="layout" svg:width="0.201cm" svg:height="0.201cm" svg:x="8.707cm" svg:y="12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8.707cm" svg:y="13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01cm" svg:height="0.201cm" svg:x="11.707cm" svg:y="12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" draw:layer="layout" svg:width="2cm" svg:height="2.3cm" svg:x="9.108cm" svg:y="14.761cm">
          <text:p/>
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5" draw:layer="layout" svg:x1="8.91cm" svg:y1="15.463cm" svg:x2="9.509cm" svg:y2="15.462cm">
          <text:p/>
        </draw:line>
        <draw:line draw:style-name="gr4" draw:text-style-name="P5" draw:layer="layout" svg:x1="8.91cm" svg:y1="16.363cm" svg:x2="9.509cm" svg:y2="16.362cm">
          <text:p/>
        </draw:line>
        <draw:ellipse draw:style-name="gr7" draw:text-style-name="P1" draw:layer="layout" svg:width="0.3cm" svg:height="0.4cm" svg:x="11.107cm" svg:y="15.66cm" draw:kind="arc" draw:start-angle="10.82" draw:end-angle="4.38">
          <text:p/>
        </draw:ellipse>
        <draw:line draw:style-name="gr4" draw:text-style-name="P5" draw:layer="layout" svg:x1="11.41cm" svg:y1="15.863cm" svg:x2="12.009cm" svg:y2="15.862cm">
          <text:p/>
        </draw:line>
        <draw:custom-shape draw:style-name="gr5" draw:text-style-name="P1" draw:layer="layout" svg:width="0.201cm" svg:height="0.201cm" svg:x="8.707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01cm" svg:height="0.201cm" svg:x="8.707cm" svg:y="16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01cm" svg:height="0.201cm" svg:x="11.807cm" svg:y="15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8cm" svg:height="1.1cm" draw:transform="rotate (1.56695660244051) translate (10.702cm 7.45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" draw:text-style-name="P5" draw:layer="layout" svg:x1="11.808cm" svg:y1="6.061cm" svg:x2="12.407cm" svg:y2="6.06cm">
            <text:p/>
          </draw:line>
          <draw:custom-shape draw:style-name="gr5" draw:text-style-name="P1" draw:layer="layout" svg:width="0.201cm" svg:height="0.201cm" svg:x="12.407cm" svg:y="5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9.708cm" svg:y1="5.361cm" svg:x2="10.708cm" svg:y2="5.361cm">
            <text:p/>
          </draw:line>
          <draw:custom-shape draw:style-name="gr5" draw:text-style-name="P1" draw:layer="layout" svg:width="0.201cm" svg:height="0.201cm" svg:x="9.507cm" svg:y="5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9.708cm" svg:y1="6.761cm" svg:x2="10.708cm" svg:y2="6.761cm">
            <text:p/>
          </draw:line>
          <draw:custom-shape draw:style-name="gr5" draw:text-style-name="P1" draw:layer="layout" svg:width="0.201cm" svg:height="0.201cm" svg:x="9.507cm" svg:y="6.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11.303cm" svg:y1="7.16cm" svg:x2="11.31cm" svg:y2="7.759cm">
            <text:p/>
          </draw:line>
          <draw:custom-shape draw:style-name="gr5" draw:text-style-name="P1" draw:layer="layout" svg:width="0.201cm" svg:height="0.201cm" draw:transform="rotate (-1.56102248298373) translate (11.41cm 7.7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9.652cm" svg:y1="2.961cm" svg:x2="10.375cm" svg:y2="2.961cm">
            <text:p/>
          </draw:line>
          <draw:custom-shape draw:style-name="gr5" draw:text-style-name="P1" draw:layer="layout" svg:width="0.145cm" svg:height="0.201cm" svg:x="9.507cm" svg:y="2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5" draw:layer="layout" svg:x1="9.591cm" svg:y1="2.432cm" svg:x2="10.178cm" svg:y2="2.431cm">
            <text:p/>
          </draw:line>
          <draw:custom-shape draw:style-name="gr5" draw:text-style-name="P1" draw:layer="layout" svg:width="0.197cm" svg:height="0.201cm" svg:x="10.178cm" svg:y="2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7" draw:text-style-name="P1" draw:layer="layout" svg:width="0.3cm" svg:height="0.4cm" svg:x="9.907cm" svg:y="1.76cm" draw:kind="arc" draw:start-angle="10.82" draw:end-angle="4.38">
          <text:p/>
        </draw:ellipse>
        <draw:g>
          <draw:custom-shape draw:style-name="gr10" draw:text-style-name="P1" draw:layer="layout" svg:width="2.4cm" svg:height="1.852cm" draw:transform="skewX (-0.0544542726622231) rotate (-1.58039563768087) translate (15.923cm 14.77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7" draw:text-style-name="P1" draw:layer="layout" svg:width="0.3cm" svg:height="0.409cm" svg:x="15.907cm" svg:y="15.786cm" draw:kind="arc" draw:start-angle="10.82" draw:end-angle="4.38">
            <text:p/>
          </draw:ellipse>
          <draw:g>
            <draw:line draw:style-name="gr4" draw:text-style-name="P5" draw:layer="layout" svg:x1="13.352cm" svg:y1="15.987cm" svg:x2="14.075cm" svg:y2="15.987cm">
              <text:p/>
            </draw:line>
            <draw:custom-shape draw:style-name="gr5" draw:text-style-name="P1" draw:layer="layout" svg:width="0.145cm" svg:height="0.201cm" svg:x="13.207cm" svg:y="15.8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5" draw:layer="layout" svg:x1="16.208cm" svg:y1="15.987cm" svg:x2="16.807cm" svg:y2="15.986cm">
              <text:p/>
            </draw:line>
            <draw:custom-shape draw:style-name="gr5" draw:text-style-name="P1" draw:layer="layout" svg:width="0.201cm" svg:height="0.201cm" svg:x="16.807cm" svg:y="15.8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7-30T17:52:33.954568143</dc:date>
    <meta:editing-duration>PT22H11M57S</meta:editing-duration>
    <meta:editing-cycles>22</meta:editing-cycles>
    <meta:generator>LibreOffice/6.4.7.2$Linux_X86_64 LibreOffice_project/40$Build-2</meta:generator>
    <meta:document-statistic meta:object-count="112"/>
  </office:meta>
</office:document-meta>
</file>